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8"/>
        <table:table-column table:style-name="co2" table:default-cell-style-name="ce109"/>
        <table:table-column table:style-name="co3" table:default-cell-style-name="ce109"/>
        <table:table-column table:style-name="co4" table:default-cell-style-name="ce29"/>
        <table:table-column table:style-name="co5" table:default-cell-style-name="ce29"/>
        <table:table-column table:style-name="co6" table:default-cell-style-name="ce104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99"/>
        <table:table-column table:style-name="co13" table:default-cell-style-name="ce187"/>
        <table:table-column table:style-name="co14" table:default-cell-style-name="ce109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9"/>
        <table:table-column table:style-name="co25" table:default-cell-style-name="ce96"/>
        <table:table-column table:style-name="co26" table:default-cell-style-name="ce208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12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2" office:value-type="string" calcext:value-type="string">
            <text:p>Leskoviku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2" office:value-type="string" calcext:value-type="string">
            <text:p>Langenwang</text:p>
          </table:table-cell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2" office:value-type="string" calcext:value-type="string">
            <text:p>Kleť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2" office:value-type="string" calcext:value-type="string">
            <text:p>Drá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2" office:value-type="string" calcext:value-type="string">
            <text:p>Loret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2" office:value-type="string" calcext:value-type="string">
            <text:p>Marušk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2" office:value-type="string" calcext:value-type="string">
            <text:p>Burzy, 71068, Saone-et-Loire, Bourgogne-Franche-Comt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2" office:value-type="string" calcext:value-type="string">
            <text:p>Saint-Fargeol ,03231, Allier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Montrollet ,16231, Charent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2" office:value-type="string" calcext:value-type="string">
            <text:p>Pommiers-en-Forez, 42173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Solignac ,87192, Haute-Vienn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2" office:value-type="string" calcext:value-type="string">
            <text:p>Saint-Michel-d'Aurance, 07276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2" office:value-type="string" calcext:value-type="string">
            <text:p>Valvigneres, 07332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2" office:value-type="string" calcext:value-type="string">
            <text:p>Bruniquel, 82026, Tarn-et-Garonne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2" office:value-type="string" calcext:value-type="string">
            <text:p>La Capelle-et-Masmolene, 30067, Gard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2" office:value-type="string" calcext:value-type="string">
            <text:p>Le Souli, 34305, Hrault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 office:value-type="string" calcext:value-type="string">
            <text:p>Neo Petritsi, Serr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2" office:value-type="string" calcext:value-type="string">
            <text:p>Dram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2" office:value-type="string" calcext:value-type="string">
            <text:p>Xanth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 office:value-type="string" calcext:value-type="string">
            <text:p>Abder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2" office:value-type="string" calcext:value-type="string">
            <text:p>Maronia-Sapes, Petrot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2" office:value-type="string" calcext:value-type="string">
            <text:p>Mavrokkl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2" office:value-type="string" calcext:value-type="string">
            <text:p>Mesimer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Renti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2" office:value-type="string" calcext:value-type="string">
            <text:p>Kriovr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Vero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2" office:value-type="string" calcext:value-type="string">
            <text:p>Katach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Katsika, Petralo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2" office:value-type="string" calcext:value-type="string">
            <text:p>Dolia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2" office:value-type="string" calcext:value-type="string">
            <text:p>Vouvou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2" office:value-type="string" calcext:value-type="string">
            <text:p>Livade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2" office:value-type="string" calcext:value-type="string">
            <text:p>Meteora, Kalambak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2" office:value-type="string" calcext:value-type="string">
            <text:p>Lake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2" office:value-type="string" calcext:value-type="string">
            <text:p>Itam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2" office:value-type="string" calcext:value-type="string">
            <text:p>Thetidi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2" office:value-type="string" calcext:value-type="string">
            <text:p>Monastery Panagia Xenia, Sourp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2" office:value-type="string" calcext:value-type="string">
            <text:p>Rovi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2" office:value-type="string" calcext:value-type="string">
            <text:p>Mousounit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2" office:value-type="string" calcext:value-type="string">
            <text:p>Sagmata Monastery, Thev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2" office:value-type="string" calcext:value-type="string">
            <text:p>Kouvelles, Euboe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2" office:value-type="string" calcext:value-type="string">
            <text:p>Kas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2" office:value-type="string" calcext:value-type="string">
            <text:p>Dox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2" office:value-type="string" calcext:value-type="string">
            <text:p>Achladok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2" office:value-type="string" calcext:value-type="string">
            <text:p>Kephal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Zarak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2" office:value-type="string" calcext:value-type="string">
            <text:p>Lefk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L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6088" calcext:value-type="float">
            <text:p>40.196088</text:p>
          </table:table-cell>
          <table:table-cell table:style-name="ce99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Horizon,120s,12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2" office:value-type="string" calcext:value-type="string">
            <text:p>Szaknyer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Agasegyhaza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Ujtiko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Kisujszalla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2" office:value-type="string" calcext:value-type="string">
            <text:p>Tiszakecske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Doc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B</text:p>
          </table:table-cell>
          <table:table-cell table:style-name="ce137" office:value-type="float" office:value="47.640487" calcext:value-type="float">
            <text:p>47.640487</text:p>
          </table:table-cell>
          <table:table-cell table:style-name="ce137" office:value-type="float" office:value="20.255839" calcext:value-type="float">
            <text:p>20.255839</text:p>
          </table:table-cell>
          <table:table-cell table:style-name="ce105" office:value-type="float" office:value="122" calcext:value-type="float">
            <text:p>12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V</text:p>
          </table:table-cell>
          <table:table-cell table:style-name="ce112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2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Centaur </text:p>
          </table:table-cell>
          <table:table-cell table:style-name="ce159" table:number-columns-repeated="2"/>
          <table:table-cell table:style-name="ce194" office:value-type="string" calcext:value-type="string">
            <text:p>Bologna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2" office:value-type="string" calcext:value-type="string">
            <text:p>Peja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2" office:value-type="string" calcext:value-type="string">
            <text:p>Berane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2" office:value-type="string" calcext:value-type="string">
            <text:p>Žabljak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2" office:value-type="string" calcext:value-type="string">
            <text:p>Plav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2" office:value-type="string" calcext:value-type="string">
            <text:p>Pelinc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2" office:value-type="string" calcext:value-type="string">
            <text:p>Popova Sap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2" office:value-type="string" calcext:value-type="string">
            <text:p>Mokliski Manastir, Opstina Kavadarci, Mrezhichk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2" office:value-type="string" calcext:value-type="string">
            <text:p>Novo Sel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2" office:value-type="string" calcext:value-type="string">
            <text:p>Witan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2" office:value-type="string" calcext:value-type="string">
            <text:p>Topl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2" office:value-type="string" calcext:value-type="string">
            <text:p>Zat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2" office:value-type="string" calcext:value-type="string">
            <text:p>Cremenar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2" office:value-type="string" calcext:value-type="string">
            <text:p>Fulger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2" office:value-type="string" calcext:value-type="string">
            <text:p>Vlasc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2" office:value-type="string" calcext:value-type="string">
            <text:p>Segarce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Ipot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Chirnog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2" office:value-type="string" calcext:value-type="string">
            <text:p>Sambata_de_Su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2" office:value-type="string" calcext:value-type="string">
            <text:p>Giurg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2" office:value-type="string" calcext:value-type="string">
            <text:p>Sofrone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2" office:value-type="string" calcext:value-type="string">
            <text:p>Valea_Sea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2" office:value-type="string" calcext:value-type="string">
            <text:p>Botosa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2" office:value-type="string" calcext:value-type="string">
            <text:p>Plaiu Cornului, Prah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2" office:value-type="string" calcext:value-type="string">
            <text:p>Stupina, Măicăneș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2" office:value-type="string" calcext:value-type="string">
            <text:p>Valea Mare, Colonesti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Singu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style-name="ce152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2" office:value-type="string" calcext:value-type="string">
            <text:p>Stebnicka Huta</text:p>
          </table:table-cell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2"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159" office:value-type="float" office:value="25.06454" calcext:value-type="float">
            <text:p>25.06454</text:p>
          </table:table-cell>
          <table:table-cell table:style-name="ce63" office:value-type="float" office:value="450" calcext:value-type="float">
            <text:p>450</text:p>
          </table:table-cell>
          <table:table-cell table:style-name="ce112" office:value-type="string" calcext:value-type="string">
            <text:p>Kosiv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CMG-3ESP(120s;2x1000V/m/s)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1207" calcext:value-type="float">
            <text:p>48.51207</text:p>
          </table:table-cell>
          <table:table-cell table:style-name="ce99" office:value-type="float" office:value="23.51239" calcext:value-type="float">
            <text:p>23.51239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59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112" office:value-type="string" calcext:value-type="string">
            <text:p>Nyzhne Selyshe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99" office:value-type="float" office:value="48.02591" calcext:value-type="float">
            <text:p>48.02591</text:p>
          </table:table-cell>
          <table:table-cell table:style-name="ce99" office:value-type="float" office:value="24.16624" calcext:value-type="float">
            <text:p>24.16624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19" calcext:value-type="float">
            <text:p>49.01619</text:p>
          </table:table-cell>
          <table:table-cell table:style-name="ce99" office:value-type="float" office:value="22.62305" calcext:value-type="float">
            <text:p>22.62305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52" office:value-type="string" calcext:value-type="string">
            <text:p>SP</text:p>
          </table:table-cell>
          <table:table-cell table:style-name="ce152" office:value-type="string" calcext:value-type="string">
            <text:p>D2400-270_ps6-3channel</text:p>
          </table:table-cell>
          <table:table-cell table:style-name="ce152" table:number-columns-repeated="2"/>
          <table:table-cell table:style-name="ce194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1" table:number-rows-repeated="2">
          <table:table-cell/>
          <table:table-cell table:style-name="ce112"/>
          <table:table-cell table:style-name="ce22"/>
          <table:table-cell table:style-name="ce34"/>
          <table:table-cell table:style-name="ce159"/>
          <table:table-cell table:style-name="ce63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75">
          <table:table-cell/>
          <table:table-cell table:style-name="ce112" table:number-columns-repeated="2"/>
          <table:table-cell table:style-name="ce98" table:number-columns-repeated="2"/>
          <table:table-cell table:style-name="ce105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2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2" table:contains-header="false">
          <table:sort>
            <table:sort-by table:field-number="7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4" number:language="en" number:country="US">
      <number:hours/>
      <number:text>:</number:text>
      <number:minute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15:46:28.472660819</dc:date>
    <meta:editing-cycles>861</meta:editing-cycles>
    <meta:editing-duration>P25DT4H20M43S</meta:editing-duration>
    <meta:generator>LibreOffice/7.3.7.2$Linux_X86_64 LibreOffice_project/30$Build-2</meta:generator>
    <meta:document-statistic meta:table-count="2" meta:cell-count="7619" meta:object-count="1"/>
  </office:meta>
</office:document-meta>
</file>